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D000002E14768BB679CB15C19.png" manifest:media-type="image/png"/>
  <manifest:file-entry manifest:full-path="Pictures/10000001000002BF000002E1EFC57592EC3EDAFD.png" manifest:media-type="image/png"/>
  <manifest:file-entry manifest:full-path="Pictures/10000001000002BD000002E05948F0963444C30C.png" manifest:media-type="image/png"/>
  <manifest:file-entry manifest:full-path="Pictures/10000001000002B9000002E3B2E8E6A70270B6F6.png" manifest:media-type="image/png"/>
  <manifest:file-entry manifest:full-path="Pictures/10000001000002BC000002E222E045D0D0B5075C.png" manifest:media-type="image/png"/>
  <manifest:file-entry manifest:full-path="Pictures/10000001000002C2000002E2A4804009DEB2DC19.png" manifest:media-type="image/png"/>
  <manifest:file-entry manifest:full-path="Pictures/10000001000002BE000002DF03280321443FF1DE.png" manifest:media-type="image/png"/>
  <manifest:file-entry manifest:full-path="Pictures/10000001000002BC000002E16B155B6B6E3A5348.png" manifest:media-type="image/png"/>
  <manifest:file-entry manifest:full-path="Pictures/10000001000002BB000002E4CEEDD7F8431E0E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4000" draw:textarea-horizontal-align="justify" draw:textarea-vertical-align="middle" draw:auto-grow-height="false" fo:min-height="3.56cm" fo:min-width="2.67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4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81cm" svg:x="19.025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81cm" svg:x="10.525cm" svg:y="9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2.689cm" svg:x="12.747cm" svg:y="1.317cm">
          <draw:image xlink:href="Pictures/10000001000002BB000002E4CEEDD7F8431E0EDB.png" xlink:type="simple" xlink:show="embed" xlink:actuate="onLoad" draw:mime-type="image/png">
            <text:p/>
          </draw:image>
        </draw:frame>
        <draw:frame draw:style-name="gr2" draw:text-style-name="P2" draw:layer="layout" svg:width="2.54cm" svg:height="2.656cm" svg:x="4.415cm" svg:y="5.964cm">
          <draw:image xlink:href="Pictures/10000001000002C2000002E2A4804009DEB2DC19.png" xlink:type="simple" xlink:show="embed" xlink:actuate="onLoad" draw:mime-type="image/png">
            <text:p/>
          </draw:image>
        </draw:frame>
        <draw:frame draw:style-name="gr2" draw:text-style-name="P2" draw:layer="layout" svg:width="2.489cm" svg:height="2.64cm" svg:x="12.798cm" svg:y="5.78cm">
          <draw:image xlink:href="Pictures/10000001000002B9000002E3B2E8E6A70270B6F6.png" xlink:type="simple" xlink:show="embed" xlink:actuate="onLoad" draw:mime-type="image/png">
            <text:p/>
          </draw:image>
        </draw:frame>
        <draw:frame draw:style-name="gr2" draw:text-style-name="P2" draw:layer="layout" svg:width="2.482cm" svg:height="2.606cm" svg:x="22.097cm" svg:y="6.014cm">
          <draw:image xlink:href="Pictures/10000001000002BD000002E05948F0963444C30C.png" xlink:type="simple" xlink:show="embed" xlink:actuate="onLoad" draw:mime-type="image/png">
            <text:p/>
          </draw:image>
        </draw:frame>
        <draw:line draw:style-name="gr3" draw:text-style-name="P3" draw:layer="layout" svg:x1="12.547cm" svg:y1="3.857cm" svg:x2="7.35cm" svg:y2="6.08cm">
          <text:p/>
        </draw:line>
        <draw:line draw:style-name="gr3" draw:text-style-name="P3" draw:layer="layout" svg:x1="14.017cm" svg:y1="3.857cm" svg:x2="14.017cm" svg:y2="5.762cm">
          <text:p/>
        </draw:line>
        <draw:line draw:style-name="gr3" draw:text-style-name="P3" draw:layer="layout" svg:x1="15.605cm" svg:y1="3.857cm" svg:x2="21.955cm" svg:y2="6.08cm">
          <text:p/>
        </draw:line>
        <draw:frame draw:style-name="gr4" draw:text-style-name="P4" draw:layer="layout" svg:width="1.7cm" svg:height="0.569cm" svg:x="12.407cm" svg:y="4.576cm">
          <draw:text-box>
            <text:p><text:span text:style-name="T1">Coluna </text:span><text:span text:style-name="T1">1</text:span></text:p>
          </draw:text-box>
        </draw:frame>
        <draw:frame draw:style-name="gr4" draw:text-style-name="P4" draw:layer="layout" svg:width="1.7cm" svg:height="0.569cm" svg:x="8.507cm" svg:y="4.376cm">
          <draw:text-box>
            <text:p><text:span text:style-name="T1">C</text:span><text:span text:style-name="T1">o</text:span><text:span text:style-name="T1">l</text:span><text:span text:style-name="T1">u</text:span><text:span text:style-name="T1">n</text:span><text:span text:style-name="T1">a</text:span><text:span text:style-name="T1"> </text:span><text:span text:style-name="T1">0</text:span></text:p>
          </draw:text-box>
        </draw:frame>
        <draw:frame draw:style-name="gr4" draw:text-style-name="P4" draw:layer="layout" svg:width="1.7cm" svg:height="0.569cm" svg:x="19.307cm" svg:y="4.577cm">
          <draw:text-box>
            <text:p><text:span text:style-name="T1">Coluna 6</text:span></text:p>
          </draw:text-box>
        </draw:frame>
        <draw:frame draw:style-name="gr2" draw:text-style-name="P2" draw:layer="layout" svg:width="2.501cm" svg:height="2.622cm" svg:x="7.571cm" svg:y="10.149cm">
          <draw:image xlink:href="Pictures/10000001000002BF000002E1EFC57592EC3EDAFD.png" xlink:type="simple" xlink:show="embed" xlink:actuate="onLoad" draw:mime-type="image/png">
            <text:p/>
          </draw:image>
        </draw:frame>
        <draw:frame draw:style-name="gr2" draw:text-style-name="P2" draw:layer="layout" svg:width="2.457cm" svg:height="2.584cm" svg:x="4.375cm" svg:y="10.163cm">
          <draw:image xlink:href="Pictures/10000001000002BD000002E14768BB679CB15C19.png" xlink:type="simple" xlink:show="embed" xlink:actuate="onLoad" draw:mime-type="image/png">
            <text:p/>
          </draw:image>
        </draw:frame>
        <draw:frame draw:style-name="gr2" draw:text-style-name="P2" draw:layer="layout" svg:width="2.413cm" svg:height="2.54cm" svg:x="1.152cm" svg:y="10.207cm">
          <draw:image xlink:href="Pictures/10000001000002BC000002E16B155B6B6E3A5348.png" xlink:type="simple" xlink:show="embed" xlink:actuate="onLoad" draw:mime-type="image/png">
            <text:p/>
          </draw:image>
        </draw:frame>
        <draw:line draw:style-name="gr3" draw:text-style-name="P3" draw:layer="layout" svg:x1="4.375cm" svg:y1="8.62cm" svg:x2="2.47cm" svg:y2="10.207cm">
          <text:p/>
        </draw:line>
        <draw:line draw:style-name="gr3" draw:text-style-name="P3" draw:layer="layout" svg:x1="6.996cm" svg:y1="8.5cm" svg:x2="8.937cm" svg:y2="10.107cm">
          <text:p/>
        </draw:line>
        <draw:line draw:style-name="gr3" draw:text-style-name="P3" draw:layer="layout" svg:x1="5.645cm" svg:y1="8.62cm" svg:x2="5.645cm" svg:y2="10.207cm">
          <text:p/>
        </draw:line>
        <draw:frame draw:style-name="gr4" draw:text-style-name="P4" draw:layer="layout" svg:width="0.659cm" svg:height="0.569cm" svg:x="3.007cm" svg:y="8.777cm">
          <draw:text-box>
            <text:p><text:span text:style-name="T1">0</text:span></text:p>
          </draw:text-box>
        </draw:frame>
        <draw:frame draw:style-name="gr4" draw:text-style-name="P4" draw:layer="layout" svg:width="0.659cm" svg:height="0.569cm" svg:x="5.108cm" svg:y="8.978cm">
          <draw:text-box>
            <text:p><text:span text:style-name="T1">1</text:span></text:p>
          </draw:text-box>
        </draw:frame>
        <draw:frame draw:style-name="gr4" draw:text-style-name="P4" draw:layer="layout" svg:width="0.659cm" svg:height="0.569cm" svg:x="7.809cm" svg:y="8.779cm">
          <draw:text-box>
            <text:p><text:span text:style-name="T1">6</text:span></text:p>
          </draw:text-box>
        </draw:frame>
        <draw:frame draw:style-name="gr2" draw:text-style-name="P2" draw:layer="layout" svg:width="2.54cm" svg:height="2.677cm" svg:x="10.912cm" svg:y="10.107cm">
          <draw:image xlink:href="Pictures/10000001000002BC000002E222E045D0D0B5075C.png" xlink:type="simple" xlink:show="embed" xlink:actuate="onLoad" draw:mime-type="image/png">
            <text:p/>
          </draw:image>
        </draw:frame>
        <draw:line draw:style-name="gr3" draw:text-style-name="P3" draw:layer="layout" svg:x1="13.396cm" svg:y1="8.4cm" svg:x2="12.112cm" svg:y2="10.207cm">
          <text:p/>
        </draw:line>
        <draw:frame draw:style-name="gr4" draw:text-style-name="P4" draw:layer="layout" svg:width="0.659cm" svg:height="0.569cm" svg:x="12.228cm" svg:y="8.657cm">
          <draw:text-box>
            <text:p><text:span text:style-name="T1">0</text:span></text:p>
          </draw:text-box>
        </draw:frame>
        <draw:frame draw:style-name="gr4" draw:text-style-name="P4" draw:layer="layout" svg:width="1.027cm" svg:height="0.569cm" svg:x="14.529cm" svg:y="11.058cm">
          <draw:text-box>
            <text:p><text:span text:style-name="T1">…</text:span><text:span text:style-name="T1">...</text:span></text:p>
          </draw:text-box>
        </draw:frame>
        <draw:line draw:style-name="gr3" draw:text-style-name="P3" draw:layer="layout" svg:x1="14.797cm" svg:y1="8.38cm" svg:x2="16.738cm" svg:y2="9.987cm">
          <text:p/>
        </draw:line>
        <draw:line draw:style-name="gr3" draw:text-style-name="P3" draw:layer="layout" svg:x1="14.246cm" svg:y1="8.4cm" svg:x2="14.246cm" svg:y2="9.987cm">
          <text:p/>
        </draw:line>
        <draw:frame draw:style-name="gr4" draw:text-style-name="P4" draw:layer="layout" svg:width="0.659cm" svg:height="0.569cm" svg:x="13.709cm" svg:y="8.758cm">
          <draw:text-box>
            <text:p><text:span text:style-name="T1">1</text:span></text:p>
          </draw:text-box>
        </draw:frame>
        <draw:frame draw:style-name="gr4" draw:text-style-name="P4" draw:layer="layout" svg:width="0.659cm" svg:height="0.569cm" svg:x="15.61cm" svg:y="8.659cm">
          <draw:text-box>
            <text:p><text:span text:style-name="T1">6</text:span></text:p>
          </draw:text-box>
        </draw:frame>
        <draw:frame draw:style-name="gr4" draw:text-style-name="P4" draw:layer="layout" svg:width="0.752cm" svg:height="0.569cm" svg:x="11.729cm" svg:y="13.058cm">
          <draw:text-box>
            <text:p><text:span text:style-name="T1">-1</text:span></text:p>
          </draw:text-box>
        </draw:frame>
        <draw:frame draw:style-name="gr4" draw:text-style-name="P4" draw:layer="layout" svg:width="0.849cm" svg:height="0.569cm" svg:x="8.429cm" svg:y="12.959cm">
          <draw:text-box>
            <text:p><text:span text:style-name="T1">??</text:span></text:p>
          </draw:text-box>
        </draw:frame>
        <draw:frame draw:style-name="gr4" draw:text-style-name="P4" draw:layer="layout" svg:width="0.849cm" svg:height="0.569cm" svg:x="5.03cm" svg:y="12.96cm">
          <draw:text-box>
            <text:p><text:span text:style-name="T1">??</text:span></text:p>
          </draw:text-box>
        </draw:frame>
        <draw:frame draw:style-name="gr4" draw:text-style-name="P4" draw:layer="layout" svg:width="0.849cm" svg:height="0.569cm" svg:x="1.831cm" svg:y="12.961cm">
          <draw:text-box>
            <text:p><text:span text:style-name="T1">??</text:span></text:p>
          </draw:text-box>
        </draw:frame>
        <draw:frame draw:style-name="gr2" draw:text-style-name="P2" draw:layer="layout" svg:width="2.73cm" svg:height="2.858cm" svg:x="19.226cm" svg:y="10.207cm">
          <draw:image xlink:href="Pictures/10000001000002BE000002DF03280321443FF1DE.png" xlink:type="simple" xlink:show="embed" xlink:actuate="onLoad" draw:mime-type="image/png">
            <text:p/>
          </draw:image>
        </draw:frame>
        <draw:line draw:style-name="gr3" draw:text-style-name="P3" draw:layer="layout" svg:x1="22.496cm" svg:y1="8.58cm" svg:x2="20.712cm" svg:y2="10.187cm">
          <text:p/>
        </draw:line>
        <draw:frame draw:style-name="gr4" draw:text-style-name="P4" draw:layer="layout" svg:width="0.659cm" svg:height="0.569cm" svg:x="21.128cm" svg:y="8.937cm">
          <draw:text-box>
            <text:p><text:span text:style-name="T1">0</text:span></text:p>
          </draw:text-box>
        </draw:frame>
        <draw:line draw:style-name="gr3" draw:text-style-name="P3" draw:layer="layout" svg:x1="23.997cm" svg:y1="8.56cm" svg:x2="25.938cm" svg:y2="10.167cm">
          <text:p/>
        </draw:line>
        <draw:line draw:style-name="gr3" draw:text-style-name="P3" draw:layer="layout" svg:x1="23.246cm" svg:y1="8.58cm" svg:x2="23.246cm" svg:y2="10.167cm">
          <text:p/>
        </draw:line>
        <draw:frame draw:style-name="gr4" draw:text-style-name="P4" draw:layer="layout" svg:width="0.659cm" svg:height="0.569cm" svg:x="22.709cm" svg:y="8.938cm">
          <draw:text-box>
            <text:p><text:span text:style-name="T1">1</text:span></text:p>
          </draw:text-box>
        </draw:frame>
        <draw:frame draw:style-name="gr4" draw:text-style-name="P4" draw:layer="layout" svg:width="0.659cm" svg:height="0.569cm" svg:x="24.806cm" svg:y="8.903cm">
          <draw:text-box>
            <text:p><text:span text:style-name="T1">6</text:span></text:p>
          </draw:text-box>
        </draw:frame>
        <draw:frame draw:style-name="gr4" draw:text-style-name="P4" draw:layer="layout" svg:width="0.752cm" svg:height="0.569cm" svg:x="20.229cm" svg:y="13.059cm">
          <draw:text-box>
            <text:p><text:span text:style-name="T1">-1</text:span></text:p>
          </draw:text-box>
        </draw:frame>
        <draw:frame draw:style-name="gr4" draw:text-style-name="P4" draw:layer="layout" svg:width="1.027cm" svg:height="0.569cm" svg:x="23.93cm" svg:y="11.059cm">
          <draw:text-box>
            <text:p><text:span text:style-name="T1">…</text:span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4:17:09.806591466</meta:creation-date>
    <dc:date>2022-03-30T17:40:09.354655726</dc:date>
    <meta:editing-duration>PT1H21M14S</meta:editing-duration>
    <meta:editing-cycles>6</meta:editing-cycles>
    <meta:generator>LibreOffice/7.2.5.2$Linux_X86_64 LibreOffice_project/20$Build-2</meta:generator>
    <meta:document-statistic meta:object-count="42"/>
  </office:meta>
</office:document-meta>
</file>